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6d6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69pt" svg:height="28.66pt" svg:x="440.96pt" svg:y="155.1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anagement</text:p>
          </table:table-cell>
          <table:table-cell table:style-name="Default" office:value-type="string" calcext:value-type="string">
            <text:p>alpha</text:p>
          </table:table-cell>
          <table:table-cell office:value-type="string" calcext:value-type="string">
            <text:p>1/alph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 table:number-columns-spanned="3" table:number-rows-spanned="1">
            <text:p>Yates</text:p>
          </table:table-cell>
          <table:covered-table-cell table:number-columns-repeated="2"/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  <table:table-cell table:formula="of:=1/[.D2]" office:value-type="float" office:value="0.114942528735632" calcext:value-type="float">
            <text:p>0.114942528735632</text:p>
          </table:table-cell>
          <table:table-cell office:value-type="float" office:value="0.489451264943988" calcext:value-type="float">
            <text:p>0.489451264943988</text:p>
          </table:table-cell>
          <table:table-cell table:formula="of:=LN([.F2])/(-[.E2])" office:value-type="float" office:value="6.2158923308717" calcext:value-type="float">
            <text:p>6.2158923308717</text:p>
          </table:table-cell>
          <table:table-cell office:value-type="float" office:value="0.327364227753127" calcext:value-type="float">
            <text:p>0.327364227753127</text:p>
          </table:table-cell>
          <table:table-cell table:formula="of:=LN([.H2])/(-[.E2])" office:value-type="float" office:value="9.7151323700212" calcext:value-type="float">
            <text:p>9.7151323700212</text:p>
          </table:table-cell>
          <table:table-cell table:formula="of:=AVERAGE([.G2];[.I2])" office:value-type="float" office:value="7.96551235044645" calcext:value-type="float">
            <text:p>7.96551235044645</text:p>
          </table:table-cell>
          <table:table-cell table:formula="of:=SUM([.J2];[.J3])" office:value-type="float" office:value="10.6864478269498" calcext:value-type="float">
            <text:p>10.6864478269498</text:p>
          </table:table-cell>
          <table:table-cell table:formula="of:=SUM([.K2];[.K3])" office:value-type="float" office:value="33.2444427635742" calcext:value-type="float">
            <text:p>33.2444427635742</text:p>
          </table:table-cell>
          <table:table-cell table:formula="of:=SUM([.L2];[.L3])" office:value-type="float" office:value="37.4047052180708" calcext:value-type="float">
            <text:p>37.4047052180708</text:p>
          </table:table-cell>
          <table:table-cell table:formula="of:=SUM([.M2];[.M3])" office:value-type="float" office:value="13.0627801467185" calcext:value-type="float">
            <text:p>13.062780146718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8.7" calcext:value-type="float">
            <text:p>8.7</text:p>
          </table:table-cell>
          <table:table-cell table:formula="of:=1/[.D3]" office:value-type="float" office:value="0.114942528735632" calcext:value-type="float">
            <text:p>0.114942528735632</text:p>
          </table:table-cell>
          <table:table-cell office:value-type="float" office:value="0.692224314423643" calcext:value-type="float">
            <text:p>0.692224314423643</text:p>
          </table:table-cell>
          <table:table-cell table:formula="of:=LN([.F3])/(-[.E3])" office:value-type="float" office:value="3.20025343226622" calcext:value-type="float">
            <text:p>3.20025343226622</text:p>
          </table:table-cell>
          <table:table-cell office:value-type="float" office:value="0.772860133746592" calcext:value-type="float">
            <text:p>0.772860133746592</text:p>
          </table:table-cell>
          <table:table-cell table:formula="of:=LN([.H3])/(-[.E3])" office:value-type="float" office:value="2.2416175207404" calcext:value-type="float">
            <text:p>2.2416175207404</text:p>
          </table:table-cell>
          <table:table-cell table:formula="of:=AVERAGE([.G3];[.I3])" office:value-type="float" office:value="2.72093547650331" calcext:value-type="float">
            <text:p>2.72093547650331</text:p>
          </table:table-cell>
          <table:table-cell table:formula="of:=SUM([.J4];[.J5])" office:value-type="float" office:value="22.5579949366244" calcext:value-type="float">
            <text:p>22.5579949366244</text:p>
          </table:table-cell>
          <table:table-cell table:formula="of:=SUM([.K4];[.K5])" office:value-type="float" office:value="4.16026245449657" calcext:value-type="float">
            <text:p>4.16026245449657</text:p>
          </table:table-cell>
          <table:table-cell table:formula="of:=SUM([.L4];[.L5])" office:value-type="float" office:value="-24.3419250713522" calcext:value-type="float">
            <text:p>-24.3419250713522</text:p>
          </table:table-cell>
          <table:table-cell table:formula="of:=SUM([.M4];[.M5])" office:value-type="float" office:value="0.67909515248309" calcext:value-type="float">
            <text:p>0.67909515248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  <table:table-cell table:formula="of:=1/[.D4]" office:value-type="float" office:value="0.114942528735632" calcext:value-type="float">
            <text:p>0.114942528735632</text:p>
          </table:table-cell>
          <table:table-cell office:value-type="float" office:value="0.299550624265398" calcext:value-type="float">
            <text:p>0.299550624265398</text:p>
          </table:table-cell>
          <table:table-cell table:formula="of:=LN([.F4])/(-[.E4])" office:value-type="float" office:value="10.4876050640602" calcext:value-type="float">
            <text:p>10.4876050640602</text:p>
          </table:table-cell>
          <table:table-cell office:value-type="float" office:value="0.0363678870215802" calcext:value-type="float">
            <text:p>0.03636788702158</text:p>
          </table:table-cell>
          <table:table-cell table:formula="of:=LN([.H4])/(-[.E4])" office:value-type="float" office:value="28.8324013301717" calcext:value-type="float">
            <text:p>28.8324013301717</text:p>
          </table:table-cell>
          <table:table-cell table:formula="of:=AVERAGE([.G4];[.I4])" office:value-type="float" office:value="19.6600031971159" calcext:value-type="float">
            <text:p>19.6600031971159</text:p>
          </table:table-cell>
          <table:table-cell table:formula="of:=SUM([.J6];[.J7])" office:value-type="float" office:value="1.64295039093331" calcext:value-type="float">
            <text:p>1.64295039093331</text:p>
          </table:table-cell>
          <table:table-cell table:formula="of:=SUM([.K6];[.K7])" office:value-type="float" office:value="-22.0065883315505" calcext:value-type="float">
            <text:p>-22.0065883315505</text:p>
          </table:table-cell>
          <table:table-cell table:formula="of:=SUM([.L6];[.L7])" office:value-type="float" office:value="12.7459087823046" calcext:value-type="float">
            <text:p>12.7459087823046</text:p>
          </table:table-cell>
          <table:table-cell table:formula="of:=SUM([.M6];[.M7])" office:value-type="float" office:value="-9.41292871732881" calcext:value-type="float">
            <text:p>-9.41292871732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8.7" calcext:value-type="float">
            <text:p>8.7</text:p>
          </table:table-cell>
          <table:table-cell table:formula="of:=1/[.D5]" office:value-type="float" office:value="0.114942528735632" calcext:value-type="float">
            <text:p>0.114942528735632</text:p>
          </table:table-cell>
          <table:table-cell office:value-type="float" office:value="0.819081427391427" calcext:value-type="float">
            <text:p>0.819081427391427</text:p>
          </table:table-cell>
          <table:table-cell table:formula="of:=LN([.F5])/(-[.E5])" office:value-type="float" office:value="1.73627446100356" calcext:value-type="float">
            <text:p>1.73627446100356</text:p>
          </table:table-cell>
          <table:table-cell office:value-type="float" office:value="0.627110059374122" calcext:value-type="float">
            <text:p>0.627110059374122</text:p>
          </table:table-cell>
          <table:table-cell table:formula="of:=LN([.H5])/(-[.E5])" office:value-type="float" office:value="4.0597090180135" calcext:value-type="float">
            <text:p>4.0597090180135</text:p>
          </table:table-cell>
          <table:table-cell table:formula="of:=AVERAGE([.G5];[.I5])" office:value-type="float" office:value="2.89799173950853" calcext:value-type="float">
            <text:p>2.89799173950853</text:p>
          </table:table-cell>
          <table:table-cell table:formula="of:=SUM([.J8];[.J9])" office:value-type="float" office:value="2.51731206356326" calcext:value-type="float">
            <text:p>2.51731206356326</text:p>
          </table:table-cell>
          <table:table-cell table:formula="of:=SUM([.K8];[.K9])" office:value-type="float" office:value="-2.3353367398017" calcext:value-type="float">
            <text:p>-2.3353367398017</text:p>
          </table:table-cell>
          <table:table-cell table:formula="of:=SUM([.L8];[.L9])" office:value-type="float" office:value="-12.0668136298215" calcext:value-type="float">
            <text:p>-12.0668136298215</text:p>
          </table:table-cell>
          <table:table-cell table:formula="of:=SUM([.M8];[.M9])" office:value-type="float" office:value="-0.0291298995377822" calcext:value-type="float">
            <text:p>-0.029129899537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  <table:table-cell table:formula="of:=1/[.D6]" office:value-type="float" office:value="0.714285714285714" calcext:value-type="float">
            <text:p>0.714285714285714</text:p>
          </table:table-cell>
          <table:table-cell office:value-type="float" office:value="0.949952105634184" calcext:value-type="float">
            <text:p>0.949952105634184</text:p>
          </table:table-cell>
          <table:table-cell table:formula="of:=LN([.F6])/(-[.E6])" office:value-type="float" office:value="0.0718811950924858" calcext:value-type="float">
            <text:p>0.071881195092486</text:p>
          </table:table-cell>
          <table:table-cell office:value-type="float" office:value="0.172038960000479" calcext:value-type="float">
            <text:p>0.172038960000479</text:p>
          </table:table-cell>
          <table:table-cell table:formula="of:=LN([.H6])/(-[.E6])" office:value-type="float" office:value="2.46404804266303" calcext:value-type="float">
            <text:p>2.46404804266303</text:p>
          </table:table-cell>
          <table:table-cell table:formula="of:=AVERAGE([.G6];[.I6])" office:value-type="float" office:value="1.26796461887776" calcext:value-type="float">
            <text:p>1.26796461887776</text:p>
          </table:table-cell>
          <table:table-cell table:formula="of:=[.J3]-[.J2]" office:value-type="float" office:value="-5.24457687394314" calcext:value-type="float">
            <text:p>-5.24457687394314</text:p>
          </table:table-cell>
          <table:table-cell table:formula="of:=[.K3]-[.K2]" office:value-type="float" office:value="11.8715471096747" calcext:value-type="float">
            <text:p>11.8715471096747</text:p>
          </table:table-cell>
          <table:table-cell table:formula="of:=[.L3]-[.L2]" office:value-type="float" office:value="-29.0841803090776" calcext:value-type="float">
            <text:p>-29.0841803090776</text:p>
          </table:table-cell>
          <table:table-cell table:style-name="ce7" table:formula="of:=[.M3]-[.M2]" office:value-type="float" office:value="-61.746630289423" calcext:value-type="float">
            <text:p>-61.746630289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.4" calcext:value-type="float">
            <text:p>1.4</text:p>
          </table:table-cell>
          <table:table-cell table:formula="of:=1/[.D7]" office:value-type="float" office:value="0.714285714285714" calcext:value-type="float">
            <text:p>0.714285714285714</text:p>
          </table:table-cell>
          <table:table-cell office:value-type="float" office:value="0.652488109867772" calcext:value-type="float">
            <text:p>0.652488109867772</text:p>
          </table:table-cell>
          <table:table-cell table:formula="of:=LN([.F7])/(-[.E7])" office:value-type="float" office:value="0.597747307326665" calcext:value-type="float">
            <text:p>0.597747307326665</text:p>
          </table:table-cell>
          <table:table-cell office:value-type="float" office:value="0.896971134304954" calcext:value-type="float">
            <text:p>0.896971134304954</text:p>
          </table:table-cell>
          <table:table-cell table:formula="of:=LN([.H7])/(-[.E7])" office:value-type="float" office:value="0.152224236784441" calcext:value-type="float">
            <text:p>0.152224236784441</text:p>
          </table:table-cell>
          <table:table-cell table:formula="of:=AVERAGE([.G7];[.I7])" office:value-type="float" office:value="0.374985772055553" calcext:value-type="float">
            <text:p>0.374985772055553</text:p>
          </table:table-cell>
          <table:table-cell table:formula="of:=[.J5]-[.J4]" office:value-type="float" office:value="-16.7620114576074" calcext:value-type="float">
            <text:p>-16.7620114576074</text:p>
          </table:table-cell>
          <table:table-cell table:formula="of:=[.K5]-[.K4]" office:value-type="float" office:value="0.874361672629946" calcext:value-type="float">
            <text:p>0.874361672629946</text:p>
          </table:table-cell>
          <table:table-cell table:formula="of:=[.L5]-[.L4]" office:value-type="float" office:value="19.6712515917488" calcext:value-type="float">
            <text:p>19.6712515917488</text:p>
          </table:table-cell>
          <table:table-cell table:formula="of:=[.M5]-[.M4]" office:value-type="float" office:value="-24.8127224121262" calcext:value-type="float">
            <text:p>-24.812722412126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  <table:table-cell table:formula="of:=1/[.D8]" office:value-type="float" office:value="0.714285714285714" calcext:value-type="float">
            <text:p>0.714285714285714</text:p>
          </table:table-cell>
          <table:table-cell office:value-type="float" office:value="0.886740364676979" calcext:value-type="float">
            <text:p>0.886740364676979</text:p>
          </table:table-cell>
          <table:table-cell table:formula="of:=LN([.F8])/(-[.E8])" office:value-type="float" office:value="0.168284271780622" calcext:value-type="float">
            <text:p>0.168284271780622</text:p>
          </table:table-cell>
          <table:table-cell office:value-type="float" office:value="0.0666611715017726" calcext:value-type="float">
            <text:p>0.066661171501773</text:p>
          </table:table-cell>
          <table:table-cell table:formula="of:=LN([.H8])/(-[.E8])" office:value-type="float" office:value="3.79138568476213" calcext:value-type="float">
            <text:p>3.79138568476213</text:p>
          </table:table-cell>
          <table:table-cell table:formula="of:=AVERAGE([.G8];[.I8])" office:value-type="float" office:value="1.97983497827138" calcext:value-type="float">
            <text:p>1.97983497827138</text:p>
          </table:table-cell>
          <table:table-cell table:formula="of:=[.J7]-[.J6]" office:value-type="float" office:value="-0.892978846822204" calcext:value-type="float">
            <text:p>-0.892978846822204</text:p>
          </table:table-cell>
          <table:table-cell table:formula="of:=[.K7]-[.K6]" office:value-type="float" office:value="-11.5174345836643" calcext:value-type="float">
            <text:p>-11.5174345836643</text:p>
          </table:table-cell>
          <table:table-cell table:formula="of:=[.L7]-[.L6]" office:value-type="float" office:value="-10.9971854370447" calcext:value-type="float">
            <text:p>-10.9971854370447</text:p>
          </table:table-cell>
          <table:table-cell table:style-name="ce3" table:formula="of:=[.M7]-[.M6]" office:value-type="float" office:value="48.7554319008265" calcext:value-type="float">
            <text:p>48.7554319008265</text:p>
          </table:table-cell>
          <table:table-cell office:value-type="string" calcext:value-type="string">
            <text:p>2 General ATM + 2 Income + 1 Management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float" office:value="1.4" calcext:value-type="float">
            <text:p>1.4</text:p>
          </table:table-cell>
          <table:table-cell table:formula="of:=1/[.D9]" office:value-type="float" office:value="0.714285714285714" calcext:value-type="float">
            <text:p>0.714285714285714</text:p>
          </table:table-cell>
          <table:table-cell office:value-type="float" office:value="0.486608992339223" calcext:value-type="float">
            <text:p>0.486608992339223</text:p>
          </table:table-cell>
          <table:table-cell table:formula="of:=LN([.F9])/(-[.E9])" office:value-type="float" office:value="1.00841211640765" calcext:value-type="float">
            <text:p>1.00841211640765</text:p>
          </table:table-cell>
          <table:table-cell office:value-type="float" office:value="0.953581828346584" calcext:value-type="float">
            <text:p>0.953581828346584</text:p>
          </table:table-cell>
          <table:table-cell table:formula="of:=LN([.H9])/(-[.E9])" office:value-type="float" office:value="0.0665420541761111" calcext:value-type="float">
            <text:p>0.066542054176111</text:p>
          </table:table-cell>
          <table:table-cell table:formula="of:=AVERAGE([.G9];[.I9])" office:value-type="float" office:value="0.537477085291879" calcext:value-type="float">
            <text:p>0.537477085291879</text:p>
          </table:table-cell>
          <table:table-cell table:formula="of:=[.J9]-[.J8]" office:value-type="float" office:value="-1.4423578929795" calcext:value-type="float">
            <text:p>-1.4423578929795</text:p>
          </table:table-cell>
          <table:table-cell table:formula="of:=[.K9]-[.K8]" office:value-type="float" office:value="-0.549379046157293" calcext:value-type="float">
            <text:p>-0.549379046157293</text:p>
          </table:table-cell>
          <table:table-cell table:formula="of:=[.L9]-[.L8]" office:value-type="float" office:value="10.968055537507" calcext:value-type="float">
            <text:p>10.968055537507</text:p>
          </table:table-cell>
          <table:table-cell table:formula="of:=[.M9]-[.M8]" office:value-type="float" office:value="21.9652409745517" calcext:value-type="float">
            <text:p>21.9652409745517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number-columns-spanned="3" table:number-rows-spanned="4"/>
          <table:covered-table-cell table:number-columns-repeated="2"/>
          <table:table-cell table:style-name="Default"/>
          <table:table-cell table:number-columns-repeated="4"/>
          <table:table-cell table:style-name="ce4" office:value-type="string" calcext:value-type="string" table:number-columns-spanned="3" table:number-rows-spanned="3">
            <text:p>The General ATM has the most significant</text:p>
            <text:p> effect on the experiment 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covered-table-cell table:number-columns-repeated="3"/>
          <table:table-cell table:style-name="Default"/>
          <table:table-cell table:number-columns-repeated="4"/>
          <table:covered-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covered-table-cell table:number-columns-repeated="3"/>
          <table:table-cell table:style-name="Default"/>
          <table:table-cell table:number-columns-repeated="4"/>
          <table:covered-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covered-table-cell table:number-columns-repeated="3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7:36:59.644822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23:43.565632037</meta:creation-date>
    <dc:date>2020-04-16T17:40:03.902160080</dc:date>
    <meta:editing-duration>PT12M41S</meta:editing-duration>
    <meta:editing-cycles>2</meta:editing-cycles>
    <meta:generator>LibreOffice/6.2.6.2$Linux_X86_64 LibreOffice_project/20$Build-2</meta:generator>
    <meta:document-statistic meta:table-count="1" meta:cell-count="127" meta:object-count="1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i>ln</mi>
          <mi>x</mi>
        </mrow>
        <mrow>
          <mo stretchy="false">−</mo>
          <mi>α</mi>
        </mrow>
      </mfrac>
    </mrow>
    <annotation encoding="StarMath 5.0">x = {ln x} over {-α}
 </annotation>
  </semantics>
</math>
</file>